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dd77" officeooo:paragraph-rsid="001edd77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bold" officeooo:rsid="001edd77" officeooo:paragraph-rsid="001edd77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bold" officeooo:rsid="001ffe87" officeooo:paragraph-rsid="001ffe87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bold" officeooo:rsid="001ffe87" officeooo:paragraph-rsid="002124d9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bold" officeooo:rsid="002124d9" officeooo:paragraph-rsid="002124d9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style:text-underline-style="none" fo:font-weight="bold" officeooo:rsid="002124d9" officeooo:paragraph-rsid="002124d9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edd77" officeooo:paragraph-rsid="001edd77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1edd77" officeooo:paragraph-rsid="001edd77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ffe87" officeooo:paragraph-rsid="001ffe87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ffe87" officeooo:paragraph-rsid="002124d9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124d9" officeooo:paragraph-rsid="002124d9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2124d9" officeooo:paragraph-rsid="002124d9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14632" officeooo:paragraph-rsid="00214632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1b49b" officeooo:paragraph-rsid="0021b49b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dd77" officeooo:paragraph-rsid="001edd7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dd77" officeooo:paragraph-rsid="001edd77" style:font-size-asian="14pt" style:font-weight-asian="bold" style:font-size-complex="14pt" style:font-weight-complex="bold"/>
    </style:style>
    <style:style style:name="T1" style:family="text">
      <style:text-properties officeooo:rsid="001ffe8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24d9" style:font-weight-asian="normal" style:font-weight-complex="normal"/>
    </style:style>
    <style:style style:name="T4" style:family="text">
      <style:text-properties officeooo:rsid="002146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RE DATA IS STORED?</text:p>
      <text:p text:style-name="P1"/>
      <text:p text:style-name="P1"/>
      <text:p text:style-name="P8"/>
      <text:p text:style-name="P16">Programs And Configurations</text:p>
      <text:p text:style-name="P16"/>
      <text:p text:style-name="P16"/>
      <text:p text:style-name="P15"/>
      <text:p text:style-name="P2">System Boot Configurations:</text:p>
      <text:p text:style-name="P2"/>
      <text:p text:style-name="P7">=&gt; /boot</text:p>
      <text:p text:style-name="P7"/>
      <text:p text:style-name="P7">It contains boot loader config files, Linux kernel, initial RAM disk, and utility for testing RAM.</text:p>
      <text:p text:style-name="P7"/>
      <text:p text:style-name="P7">=&gt; ls /boot </text:p>
      <text:p text:style-name="P7">=&gt; cat config[Tab] (shows config parametres set for kernel</text:p>
      <text:p text:style-name="P7">=&gt; cd grub/ (contains the grub config file)</text:p>
      <text:p text:style-name="P2"/>
      <text:p text:style-name="P2"/>
      <text:p text:style-name="P2"/>
      <text:p text:style-name="P2">Partition Mount Points:</text:p>
      <text:p text:style-name="P2"/>
      <text:p text:style-name="P7">=&gt; /etc / fs<text:span text:style-name="T1">t</text:span>ab</text:p>
      <text:p text:style-name="P7"/>
      <text:p text:style-name="P9">Contains a list of partitions to mount automatically and where they mount in the file system.</text:p>
      <text:p text:style-name="P3"><text:s/></text:p>
      <text:p text:style-name="P9">=&gt; <text:s/>cat /etc /fstab </text:p>
      <text:p text:style-name="P9">=&gt; blkid (Shows UUIDs of block devices)</text:p>
      <text:p text:style-name="P9"/>
      <text:p text:style-name="P3"/>
      <text:p text:style-name="P3"/>
      <text:p text:style-name="P3">User Attributes:</text:p>
      <text:p text:style-name="P3"/>
      <text:p text:style-name="P9">=&gt; /etc /passwd</text:p>
      <text:p text:style-name="P9"/>
      <text:p text:style-name="P9">Contains list of local users and details</text:p>
      <text:p text:style-name="P2"/>
      <text:p text:style-name="P9">=&gt; cat passwd</text:p>
      <text:p text:style-name="P3"/>
      <text:p text:style-name="P3"/>
      <text:p text:style-name="P3">Groups Attributes:</text:p>
      <text:p text:style-name="P3"/>
      <text:p text:style-name="P4"><text:span text:style-name="T2">=&gt; /etc / group </text:span><text:span text:style-name="T3">(shows group names, password, IDs. And users)</text:span></text:p>
      <text:p text:style-name="P4"><text:span text:style-name="T3"/></text:p>
      <text:p text:style-name="P4"><text:span text:style-name="T2">Contains list of local users </text:span><text:span text:style-name="T3">groups</text:span><text:span text:style-name="T2"> and details</text:span> </text:p>
      <text:p text:style-name="P10"/>
      <text:p text:style-name="P11"><text:soft-page-break/>=&gt; cat /etc /group</text:p>
      <text:p text:style-name="P11"/>
      <text:p text:style-name="P11"/>
      <text:p text:style-name="P6"/>
      <text:p text:style-name="P5">Host File:</text:p>
      <text:p text:style-name="P11"/>
      <text:p text:style-name="P11">=&gt; /etc /hosts</text:p>
      <text:p text:style-name="P11"/>
      <text:p text:style-name="P5"><text:span text:style-name="T2">Contains list of IP addresses and hostnames that can be associated with system.</text:span> </text:p>
      <text:p text:style-name="P5"/>
      <text:p text:style-name="P11">=&gt; cat /etc /hosts</text:p>
      <text:p text:style-name="P11"/>
      <text:p text:style-name="P11"/>
      <text:p text:style-name="P12"/>
      <text:p text:style-name="P5">Application Configuration:</text:p>
      <text:p text:style-name="P5"/>
      <text:p text:style-name="P11">=&gt; / <text:span text:style-name="T4">etc /resolve.conf (Contains nameserver which does DNS lookups, gives our IP address to host)</text:span></text:p>
      <text:p text:style-name="P13">=&gt; vim vim/vimrc (Config settings for vim utility)</text:p>
      <text:p text:style-name="P13">=&gt; cd /sys </text:p>
      <text:p text:style-name="P13">=&gt; mount | grep sysfs (Searches sysfs or RAM based files system)</text:p>
      <text:p text:style-name="P14">=&gt; ls /sys (Export of kernel data structures and their attributes, plus their associations)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0:03:36.716021357</meta:creation-date>
    <dc:date>2022-02-11T13:12:35.486191608</dc:date>
    <meta:editing-duration>PT2H17M8S</meta:editing-duration>
    <meta:editing-cycles>1</meta:editing-cycles>
    <meta:document-statistic meta:table-count="0" meta:image-count="0" meta:object-count="0" meta:page-count="2" meta:paragraph-count="32" meta:word-count="199" meta:character-count="1175" meta:non-whitespace-character-count="1000"/>
    <meta:generator>LibreOffice/6.4.7.2$Linux_X86_64 LibreOffice_project/40$Build-2</meta:generator>
  </office:meta>
</office:document-meta>
</file>